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2-05_10-54-41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05_12-58-02_000.jpg</text:p>
          </table:table-cell>
          <table:table-cell table:style-name="Default" office:value-type="string">
            <text:p>:m 1-2*4 RES / 245 / 『相対性理論』　メラー　永田恒夫、伊藤大介、訳 / p.9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2-05_12-58-36_000.jpg</text:p>
          </table:table-cell>
          <table:table-cell table:style-name="Default" office:value-type="string">
            <text:p>:m 3-4*4 RES / 245 / 『相対性理論』　メラー　永田恒夫、伊藤大介、訳 / p.9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12-05_12-58-58_000.jpg</text:p>
          </table:table-cell>
          <table:table-cell table:style-name="Default" office:value-type="string">
            <text:p>:m 見た夢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8-12-05_12-59-13_000.jpg</text:p>
          </table:table-cell>
          <table:table-cell table:style-name="Default" office:value-type="string">
            <text:p>:diary / memo / 20181205 / 仕事に行った / (K,)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12-05_14-37-02_000.jpg</text:p>
          </table:table-cell>
          <table:table-cell office:value-type="string">
            <text:p>:m music / log / kb / s.1:R=1,free-51,take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12-05_14-50-24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8-12-05_14-50-51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2-05_17-25-30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12-05_20-12-46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2-05_22-38-58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8-12-05_23-24-48_000.png</text:p>
          </table:table-cell>
          <table:table-cell table:style-name="ce4" office:value-type="string">
            <text:p>:m :PHOTO 寝た時刻 / 20181102 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12-06_05-20-01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4" table:number-rows-repeated="6">
          <table:table-cell table:number-columns-repeated="6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4" table:number-rows-repeated="9">
          <table:table-cell table:number-columns-repeated="6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4" table:number-rows-repeated="14">
          <table:table-cell table:number-columns-repeated="6"/>
        </table:table-row>
        <table:table-row table:style-name="ro4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4" table:number-rows-repeated="14">
          <table:table-cell table:number-columns-repeated="6"/>
        </table:table-row>
        <table:table-row table:style-name="ro4">
          <table:table-cell table:number-columns-repeated="2"/>
          <table:table-cell table:style-name="ce4"/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 table:number-columns-repeated="2"/>
          <table:table-cell table:style-name="ce4"/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 table:number-columns-repeated="2"/>
          <table:table-cell table:style-name="ce4"/>
          <table:table-cell table:number-columns-repeated="3"/>
        </table:table-row>
        <table:table-row table:style-name="ro4" table:number-rows-repeated="18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4" table:number-rows-repeated="4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4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Default" office:value-type="float" office:value="34">
            <text:p>34</text:p>
          </table:table-cell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1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4">
          <table:table-cell/>
          <table:table-cell table:style-name="ce1" office:value-type="string">
            <text:p>-*</text:p>
          </table:table-cell>
          <table:table-cell table:style-name="ce1" table:formula="of:=COUNTIF([.$C$2:.$C14];&quot;-\*&quot;)" office:value-type="float" office:value="1">
            <text:p>1</text:p>
          </table:table-cell>
          <table:table-cell/>
          <table:table-cell table:style-name="Default" table:number-columns-repeated="2"/>
        </table:table-row>
        <table:table-row table:style-name="ro4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4">
          <table:table-cell/>
          <table:table-cell table:style-name="ce1" office:value-type="string">
            <text:p>total</text:p>
          </table:table-cell>
          <table:table-cell table:style-name="ce1" table:formula="of:=COUNTA([.$B$2:.$B14])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" office:value-type="string">
            <text:p>:m XXX</text:p>
          </table:table-cell>
          <table:table-cell table:style-name="Default" table:formula="of:=COUNTIF([.$C$2:.$C1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4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4];[.B14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4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:PHOTO 起きた時刻 / 20181203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office:value-type="string">
            <text:p>:diary / 20181124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office:value-type="string">
            <text:p>:diary / notes / 20181130 / (K,C,R,P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office:value-type="string">
            <text:p>*</text:p>
          </table:table-cell>
          <table:table-cell table:style-name="ce4"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2018/12/06</text:date>, <text:time>05:54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06T05:54:29.88</dc:date>
    <dc:creator>iwabuchi ken</dc:creator>
    <meta:editing-duration>P5DT20H20M8S</meta:editing-duration>
    <meta:editing-cycles>2233</meta:editing-cycles>
    <meta:document-statistic meta:table-count="1" meta:cell-count="77" meta:object-count="0"/>
  </office:meta>
</office:document-meta>
</file>